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068b" officeooo:paragraph-rsid="0003068b"/>
    </style:style>
    <style:style style:name="P2" style:family="paragraph" style:parent-style-name="Standard">
      <style:text-properties fo:font-size="14pt" officeooo:rsid="0003068b" officeooo:paragraph-rsid="0003068b"/>
    </style:style>
    <style:style style:name="P3" style:family="paragraph" style:parent-style-name="Standard" style:list-style-name="L1">
      <style:text-properties fo:font-size="14pt" officeooo:rsid="00067eb0" officeooo:paragraph-rsid="00067eb0"/>
    </style:style>
    <style:style style:name="P4" style:family="paragraph" style:parent-style-name="Standard">
      <style:text-properties fo:font-size="14pt" officeooo:rsid="00067eb0" officeooo:paragraph-rsid="00067eb0"/>
    </style:style>
    <style:style style:name="P5" style:family="paragraph" style:parent-style-name="Standard" style:list-style-name="L2">
      <style:text-properties fo:font-size="14pt" officeooo:rsid="00067eb0" officeooo:paragraph-rsid="00067eb0"/>
    </style:style>
    <style:style style:name="P6" style:family="paragraph" style:parent-style-name="Standard" style:list-style-name="L2">
      <style:text-properties fo:font-size="14pt" officeooo:rsid="00067eb0" officeooo:paragraph-rsid="0007423a"/>
    </style:style>
    <style:style style:name="P7" style:family="paragraph" style:parent-style-name="Standard" style:list-style-name="L2">
      <style:text-properties fo:font-size="14pt" officeooo:rsid="00067eb0" officeooo:paragraph-rsid="0008e760"/>
    </style:style>
    <style:style style:name="P8" style:family="paragraph" style:parent-style-name="Standard" style:list-style-name="L2">
      <style:text-properties fo:font-size="14pt" officeooo:rsid="00067eb0" officeooo:paragraph-rsid="000a8839"/>
    </style:style>
    <style:style style:name="P9" style:family="paragraph" style:parent-style-name="Standard" style:list-style-name="L2">
      <style:text-properties fo:font-size="14pt" officeooo:rsid="0007423a" officeooo:paragraph-rsid="0007423a"/>
    </style:style>
    <style:style style:name="P10" style:family="paragraph" style:parent-style-name="Standard" style:list-style-name="L2">
      <style:text-properties fo:font-size="14pt" officeooo:rsid="0007423a" officeooo:paragraph-rsid="0008e760"/>
    </style:style>
    <style:style style:name="P11" style:family="paragraph" style:parent-style-name="Standard">
      <style:text-properties fo:font-size="14pt" officeooo:rsid="0007423a" officeooo:paragraph-rsid="0008e760"/>
    </style:style>
    <style:style style:name="P12" style:family="paragraph" style:parent-style-name="Standard" style:list-style-name="L2">
      <style:text-properties fo:font-size="14pt" officeooo:rsid="0008e760" officeooo:paragraph-rsid="0008e760"/>
    </style:style>
    <style:style style:name="P13" style:family="paragraph" style:parent-style-name="Standard" style:list-style-name="L2">
      <style:text-properties fo:font-size="14pt" officeooo:rsid="0008e760" officeooo:paragraph-rsid="000a8839"/>
    </style:style>
    <style:style style:name="P14" style:family="paragraph" style:parent-style-name="Standard" style:list-style-name="L2">
      <style:text-properties fo:font-size="14pt" officeooo:rsid="000a8839" officeooo:paragraph-rsid="000a8839"/>
    </style:style>
    <style:style style:name="P15" style:family="paragraph" style:parent-style-name="Standard">
      <style:text-properties fo:font-size="14pt" officeooo:rsid="000a8839" officeooo:paragraph-rsid="000a8839"/>
    </style:style>
    <style:style style:name="P16" style:family="paragraph" style:parent-style-name="Standard" style:list-style-name="L1">
      <style:text-properties officeooo:paragraph-rsid="0003068b"/>
    </style:style>
    <style:style style:name="P17" style:family="paragraph" style:parent-style-name="Standard" style:list-style-name="L1">
      <style:text-properties officeooo:rsid="000618df" officeooo:paragraph-rsid="000618df"/>
    </style:style>
    <style:style style:name="P18" style:family="paragraph" style:parent-style-name="Standard" style:list-style-name="L1">
      <style:text-properties officeooo:rsid="000618df" officeooo:paragraph-rsid="00067eb0"/>
    </style:style>
    <style:style style:name="P19" style:family="paragraph" style:parent-style-name="Standard" style:list-style-name="L1">
      <style:text-properties officeooo:rsid="00067eb0" officeooo:paragraph-rsid="00067eb0"/>
    </style:style>
    <style:style style:name="P20" style:family="paragraph" style:parent-style-name="Header">
      <style:paragraph-properties fo:text-align="end" style:justify-single-word="false"/>
      <style:text-properties fo:font-size="10pt" officeooo:rsid="0003068b" officeooo:paragraph-rsid="0003068b"/>
    </style:style>
    <style:style style:name="T1" style:family="text">
      <style:text-properties fo:font-size="14pt"/>
    </style:style>
    <style:style style:name="T2" style:family="text">
      <style:text-properties fo:font-size="14pt" officeooo:rsid="0003068b"/>
    </style:style>
    <style:style style:name="T3" style:family="text">
      <style:text-properties fo:font-size="14pt" officeooo:rsid="000497f0"/>
    </style:style>
    <style:style style:name="T4" style:family="text">
      <style:text-properties officeooo:rsid="0007423a"/>
    </style:style>
    <style:style style:name="T5" style:family="text">
      <style:text-properties officeooo:rsid="0008e760"/>
    </style:style>
    <style:style style:name="T6" style:family="text">
      <style:text-properties officeooo:rsid="000a88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ik: Aplikasi Task Management++ Berbasis Web/Mobile</text:p>
      <text:p text:style-name="P2"/>
      <text:p text:style-name="P2">User Requirement:</text:p>
      <text:list xml:id="list1615046855574815614" text:style-name="L1">
        <text:list-item>
          <text:p text:style-name="P3">Ada akun</text:p>
        </text:list-item>
        <text:list-item>
          <text:p text:style-name="P16"><text:span text:style-name="T2">User dapat menambahkan task baru</text:span></text:p>
          <text:list>
            <text:list-item>
              <text:p text:style-name="P1"><text:span text:style-name="T1">Tiap task ada deadline</text:span></text:p>
            </text:list-item>
            <text:list-item>
              <text:p text:style-name="P19"><text:span text:style-name="T1">Tiap task ada kategori</text:span></text:p>
            </text:list-item>
            <text:list-item>
              <text:p text:style-name="P1"><text:span text:style-name="T1">Ada reminder </text:span><text:span text:style-name="T3">beberapa waktu sebelum deadline dan saat deadline</text:span></text:p>
            </text:list-item>
            <text:list-item>
              <text:p text:style-name="P17"><text:span text:style-name="T3">B</text:span><text:span text:style-name="T1">isa menambahkan requirement untuk tiap task</text:span></text:p>
            </text:list-item>
            <text:list-item>
              <text:p text:style-name="P18"><text:span text:style-name="T1">Bisa menambahkan biaya untuk task</text:span></text:p>
            </text:list-item>
          </text:list>
        </text:list-item>
        <text:list-item>
          <text:p text:style-name="P3">User dapat melihat daftar task</text:p>
        </text:list-item>
        <text:list-item>
          <text:p text:style-name="P3">User dapat mengubah task</text:p>
        </text:list-item>
        <text:list-item>
          <text:p text:style-name="P3">User dapat menghapus task</text:p>
        </text:list-item>
        <text:list-item>
          <text:p text:style-name="P3">User dapat melihat laporan task-task yang sudah diselesaikan</text:p>
          <text:list>
            <text:list-item>
              <text:p text:style-name="P3">Laporan bisa berdasarkan kategori</text:p>
            </text:list-item>
          </text:list>
        </text:list-item>
        <text:list-item>
          <text:p text:style-name="P3">User dapat melihat laporan keuangan (berdasarkan biaya dan reward dari task-task)</text:p>
          <text:list>
            <text:list-item>
              <text:p text:style-name="P3">Laporan bisa berdasarkan kategori</text:p>
            </text:list-item>
          </text:list>
        </text:list-item>
      </text:list>
      <text:p text:style-name="P4"/>
      <text:p text:style-name="P4">UI apa saja:</text:p>
      <text:list xml:id="list2314889943381898782" text:style-name="L2">
        <text:list-item>
          <text:p text:style-name="P5">Halaman login</text:p>
        </text:list-item>
        <text:list-item>
          <text:p text:style-name="P5">Halaman awal, berisi:</text:p>
          <text:list>
            <text:list-item>
              <text:p text:style-name="P5">Daftar task untuk seminggu/sebulan/setahun (ada filternya)</text:p>
            </text:list-item>
            <text:list-item>
              <text:p text:style-name="P5"><text:span text:style-name="T6">Opsi</text:span> untuk menambahkan task</text:p>
            </text:list-item>
            <text:list-item>
              <text:p text:style-name="P12"><text:span text:style-name="T6">Opsi</text:span> untuk menampilkan daftar task lengkap</text:p>
            </text:list-item>
            <text:list-item>
              <text:p text:style-name="P14">Opsi untuk melihat laporan</text:p>
            </text:list-item>
          </text:list>
        </text:list-item>
        <text:list-item>
          <text:p text:style-name="P6">Halaman <text:span text:style-name="T4">penambahan task, berisi:</text:span></text:p>
          <text:list>
            <text:list-item>
              <text:p text:style-name="P9">Input-input untuk informasi task (detil menyusul)</text:p>
            </text:list-item>
          </text:list>
        </text:list-item>
        <text:list-item>
          <text:p text:style-name="P6">Halaman <text:span text:style-name="T5">daftar task, berisi:</text:span></text:p>
          <text:list>
            <text:list-item>
              <text:p text:style-name="P12">Daftar lengkap task-task yang terdaftar</text:p>
            </text:list-item>
            <text:list-item>
              <text:p text:style-name="P12">Input untuk memfilter task</text:p>
            </text:list-item>
            <text:list-item>
              <text:p text:style-name="P13">Apabila user menekan lama (long-press), pada suatu task maka akan muncul </text:p>
            </text:list-item>
            <text:list-item>
              <text:p text:style-name="P13">pilihan untuk menghapus atau mengubah</text:p>
            </text:list-item>
            <text:list-item>
              <text:p text:style-name="P14">Apabila ingin menghapus maka akan muncul pop-up konfirmasi </text:p>
            </text:list-item>
          </text:list>
        </text:list-item>
        <text:list-item>
          <text:p text:style-name="P7">Halaman <text:span text:style-name="T4">pengubahan task, berisi:</text:span></text:p>
          <text:list>
            <text:list-item>
              <text:p text:style-name="P10">Input-input untuk informasi task (detil menyusul)</text:p>
              <text:p text:style-name="P10"/>
            </text:list-item>
          </text:list>
        </text:list-item>
        <text:list-item>
          <text:p text:style-name="P8"><text:soft-page-break/>Halaman <text:span text:style-name="T6">laporan keuangan, berisi:</text:span></text:p>
          <text:list>
            <text:list-item>
              <text:p text:style-name="P14">Input filter kategori</text:p>
            </text:list-item>
            <text:list-item>
              <text:p text:style-name="P14">Tampilan diagram laporan keuangan</text:p>
            </text:list-item>
            <text:list-item>
              <text:p text:style-name="P14">Tabel detail laporan keuangan</text:p>
            </text:list-item>
          </text:list>
        </text:list-item>
      </text:list>
      <text:p text:style-name="P15"/>
      <text:list xml:id="list94050378105093" text:continue-numbering="true" text:style-name="L2">
        <text:list-item>
          <text:p text:style-name="P8">Halaman <text:span text:style-name="T6">laporan task, berisi:</text:span></text:p>
          <text:list>
            <text:list-item>
              <text:p text:style-name="P14">Input filter kategori</text:p>
            </text:list-item>
            <text:list-item>
              <text:p text:style-name="P14">Tampilan task apa saja yang sudah diselesaikan / gagal</text:p>
            </text:list-item>
            <text:list-item>
              <text:p text:style-name="P14">Detail reward apa saja yang telah didapat</text:p>
            </text:list-item>
          </text:list>
        </text:list-item>
      </text:list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03068b" officeooo:paragraph-rsid="000306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ansiskus Gusti Ngurah Dwika Setiawan – 5112100013</text:p>
        <text:p text:style-name="MP1">Stefanus Anggara – 5112100034</text:p>
        <text:p text:style-name="MP1">Yusro Tsaqova - 511210009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08:26:14.311000000</meta:creation-date>
    <dc:date>2015-03-31T09:40:49.512000000</dc:date>
    <meta:editing-duration>PT12M50S</meta:editing-duration>
    <meta:editing-cycles>3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45" meta:word-count="258" meta:character-count="1608" meta:non-whitespace-character-count="1429"/>
  </office:meta>
</office:document-meta>
</file>